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133.96324mm" fo:page-width="134.65521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none" draw:stroke="solid" svg:stroke-color="#1a1a1a" draw:stroke-linejoin="miter" svg:stroke-opacity="100.0%" svg:stroke-width="0.7937499mm"/>
    </style:style>
    <style:style style:family="graphic" style:name="style-3">
      <style:graphic-properties draw:fill="none" draw:stroke="solid" svg:stroke-color="#1a1a1a" draw:stroke-linejoin="miter" svg:stroke-opacity="100.0%" svg:stroke-width="0.7937499mm"/>
    </style:style>
    <style:style style:family="graphic" style:name="style-4">
      <style:graphic-properties draw:fill="none" draw:stroke="solid" svg:stroke-color="#1a1a1a" draw:stroke-linejoin="miter" svg:stroke-opacity="100.0%" svg:stroke-width="0.7937499mm"/>
    </style:style>
    <style:style style:family="graphic" style:name="style-5">
      <style:graphic-properties draw:fill="none" draw:stroke="solid" svg:stroke-color="#1a1a1a" draw:stroke-linejoin="miter" svg:stroke-opacity="100.0%" svg:stroke-width="0.7937499mm"/>
    </style:style>
    <style:style style:family="graphic" style:name="style-6">
      <style:graphic-properties draw:fill="none" draw:stroke="solid" svg:stroke-color="#1a1a1a" draw:stroke-linejoin="miter" svg:stroke-opacity="100.0%" svg:stroke-width="0.7937499mm"/>
    </style:style>
    <style:style style:family="graphic" style:name="style-7">
      <style:graphic-properties draw:fill="none" draw:stroke="solid" svg:stroke-color="#1a1a1a" draw:stroke-linejoin="miter" svg:stroke-opacity="100.0%" svg:stroke-width="0.7937499mm"/>
    </style:style>
    <style:style style:family="graphic" style:name="style-8">
      <style:graphic-properties draw:fill="none" draw:stroke="solid" svg:stroke-color="#1a1a1a" draw:stroke-linejoin="miter" svg:stroke-opacity="100.0%" svg:stroke-width="0.7937499mm"/>
    </style:style>
    <style:style style:family="graphic" style:name="style-9">
      <style:graphic-properties draw:fill="none" draw:stroke="solid" svg:stroke-color="#1a1a1a" draw:stroke-linejoin="miter" svg:stroke-opacity="100.0%" svg:stroke-width="0.7937499mm"/>
    </style:style>
    <style:style style:family="graphic" style:name="style-10">
      <style:graphic-properties draw:fill="none" draw:stroke="solid" svg:stroke-color="#1a1a1a" draw:stroke-linejoin="miter" svg:stroke-opacity="100.0%" svg:stroke-width="0.7937499mm"/>
    </style:style>
    <style:style style:family="graphic" style:name="style-11">
      <style:graphic-properties draw:fill="none" draw:stroke="solid" svg:stroke-color="#1a1a1a" draw:stroke-linejoin="miter" svg:stroke-opacity="100.0%" svg:stroke-width="0.7937499mm"/>
    </style:style>
    <style:style style:family="graphic" style:name="style-12">
      <style:graphic-properties draw:fill="none" draw:stroke="solid" svg:stroke-color="#1a1a1a" draw:stroke-linejoin="miter" svg:stroke-opacity="100.0%" svg:stroke-width="0.7937499mm"/>
    </style:style>
    <style:style style:family="graphic" style:name="style-13">
      <style:graphic-properties draw:fill="none" draw:stroke="solid" svg:stroke-color="#1a1a1a" draw:stroke-linejoin="miter" svg:stroke-opacity="100.0%" svg:stroke-width="0.7937499mm"/>
    </style:style>
    <style:style style:family="graphic" style:name="style-14">
      <style:graphic-properties draw:fill="none" draw:stroke="solid" svg:stroke-color="#1a1a1a" draw:stroke-linejoin="miter" svg:stroke-opacity="100.0%" svg:stroke-width="0.7937499mm"/>
    </style:style>
    <style:style style:family="graphic" style:name="style-15">
      <style:graphic-properties draw:fill="none" draw:stroke="solid" svg:stroke-color="#1a1a1a" draw:stroke-linejoin="miter" svg:stroke-opacity="100.0%" svg:stroke-width="0.7937499mm"/>
    </style:style>
    <style:style style:family="graphic" style:name="style-16">
      <style:graphic-properties draw:fill="none" draw:stroke="solid" svg:stroke-color="#1a1a1a" draw:stroke-linejoin="miter" svg:stroke-opacity="100.0%" svg:stroke-width="0.7937499mm"/>
    </style:style>
    <style:style style:family="graphic" style:name="style-17">
      <style:graphic-properties draw:fill="none" draw:stroke="solid" svg:stroke-color="#1a1a1a" draw:stroke-linejoin="miter" svg:stroke-opacity="100.0%" svg:stroke-width="0.7937499mm"/>
    </style:style>
    <style:style style:family="graphic" style:name="style-18">
      <style:graphic-properties draw:fill="none" draw:stroke="solid" svg:stroke-color="#1a1a1a" draw:stroke-linejoin="miter" svg:stroke-opacity="100.0%" svg:stroke-width="0.7937499mm"/>
    </style:style>
    <style:style style:family="graphic" style:name="style-19">
      <style:graphic-properties draw:fill="none" draw:stroke="solid" svg:stroke-color="#1a1a1a" draw:stroke-linejoin="miter" svg:stroke-opacity="100.0%" svg:stroke-width="0.7937499mm"/>
    </style:style>
    <style:style style:family="graphic" style:name="style-20">
      <style:graphic-properties draw:fill="none" draw:stroke="solid" svg:stroke-color="#1a1a1a" draw:stroke-linejoin="miter" svg:stroke-opacity="100.0%" svg:stroke-width="0.7937499mm"/>
    </style:style>
    <style:style style:family="graphic" style:name="style-21">
      <style:graphic-properties draw:fill="none" draw:stroke="solid" svg:stroke-color="#1a1a1a" draw:stroke-linejoin="miter" svg:stroke-opacity="100.0%" svg:stroke-width="0.7937499mm"/>
    </style:style>
    <style:style style:family="graphic" style:name="style-22">
      <style:graphic-properties draw:fill="none" draw:stroke="solid" svg:stroke-color="#1a1a1a" draw:stroke-linejoin="miter" svg:stroke-opacity="100.0%" svg:stroke-width="0.7937499mm"/>
    </style:style>
    <style:style style:family="graphic" style:name="style-23">
      <style:graphic-properties draw:fill="none" draw:stroke="solid" svg:stroke-color="#1a1a1a" draw:stroke-linejoin="miter" svg:stroke-opacity="100.0%" svg:stroke-width="0.7937499mm"/>
    </style:style>
    <style:style style:family="graphic" style:name="style-24">
      <style:graphic-properties draw:fill="none" draw:stroke="solid" svg:stroke-color="#1a1a1a" draw:stroke-linejoin="miter" svg:stroke-opacity="100.0%" svg:stroke-width="0.7937499mm"/>
    </style:style>
    <style:style style:family="graphic" style:name="style-25">
      <style:graphic-properties draw:fill="none" draw:stroke="solid" svg:stroke-color="#1a1a1a" draw:stroke-linejoin="miter" svg:stroke-opacity="100.0%" svg:stroke-width="0.7937499mm"/>
    </style:style>
    <style:style style:family="graphic" style:name="style-26">
      <style:graphic-properties draw:fill="none" draw:stroke="solid" svg:stroke-color="#1a1a1a" draw:stroke-linejoin="miter" svg:stroke-opacity="100.0%" svg:stroke-width="0.7937499mm"/>
    </style:style>
    <style:style style:family="graphic" style:name="style-27">
      <style:graphic-properties draw:fill="none" draw:stroke="solid" svg:stroke-color="#1a1a1a" draw:stroke-linejoin="miter" svg:stroke-opacity="100.0%" svg:stroke-width="0.7937499mm"/>
    </style:style>
    <style:style style:family="graphic" style:name="style-28">
      <style:graphic-properties draw:fill="none" draw:stroke="solid" svg:stroke-color="#1a1a1a" draw:stroke-linejoin="miter" svg:stroke-opacity="100.0%" svg:stroke-width="0.7937499mm"/>
    </style:style>
    <style:style style:family="graphic" style:name="style-29">
      <style:graphic-properties draw:fill="none" draw:stroke="solid" svg:stroke-color="#1a1a1a" draw:stroke-linejoin="miter" svg:stroke-opacity="100.0%" svg:stroke-width="0.7937499mm"/>
    </style:style>
    <style:style style:family="graphic" style:name="style-30">
      <style:graphic-properties draw:fill="none" draw:stroke="solid" svg:stroke-color="#1a1a1a" draw:stroke-linejoin="miter" svg:stroke-opacity="100.0%" svg:stroke-width="0.7937499mm"/>
    </style:style>
    <style:style style:family="graphic" style:name="style-31">
      <style:graphic-properties draw:fill="none" draw:stroke="solid" svg:stroke-color="#1a1a1a" draw:stroke-linejoin="miter" svg:stroke-opacity="100.0%" svg:stroke-width="0.7937499mm"/>
    </style:style>
    <style:style style:family="graphic" style:name="style-32">
      <style:graphic-properties draw:fill="none" draw:stroke="solid" svg:stroke-color="#1a1a1a" draw:stroke-linejoin="miter" svg:stroke-opacity="100.0%" svg:stroke-width="0.7937499mm"/>
    </style:style>
    <style:style style:family="graphic" style:name="style-33">
      <style:graphic-properties draw:fill="none" draw:stroke="solid" svg:stroke-color="#1a1a1a" draw:stroke-linejoin="miter" svg:stroke-opacity="100.0%" svg:stroke-width="0.7937499mm"/>
    </style:style>
    <style:style style:family="graphic" style:name="style-34">
      <style:graphic-properties draw:fill="none" draw:stroke="solid" svg:stroke-color="#1a1a1a" draw:stroke-linejoin="miter" svg:stroke-opacity="100.0%" svg:stroke-width="0.7937499mm"/>
    </style:style>
    <style:style style:family="graphic" style:name="style-35">
      <style:graphic-properties draw:fill="none" draw:stroke="solid" svg:stroke-color="#1a1a1a" draw:stroke-linejoin="miter" svg:stroke-opacity="100.0%" svg:stroke-width="0.7937499mm"/>
    </style:style>
    <style:style style:family="graphic" style:name="style-36">
      <style:graphic-properties draw:fill="none" draw:stroke="solid" svg:stroke-color="#1a1a1a" draw:stroke-linejoin="miter" svg:stroke-opacity="100.0%" svg:stroke-width="0.7937499mm"/>
    </style:style>
    <style:style style:family="graphic" style:name="style-37">
      <style:graphic-properties draw:fill="none" draw:stroke="solid" svg:stroke-color="#1a1a1a" draw:stroke-linejoin="miter" svg:stroke-opacity="100.0%" svg:stroke-width="0.7937499mm"/>
    </style:style>
    <style:style style:family="graphic" style:name="style-38">
      <style:graphic-properties draw:fill="none" draw:stroke="solid" svg:stroke-color="#1a1a1a" draw:stroke-linejoin="miter" svg:stroke-opacity="100.0%" svg:stroke-width="0.7937499mm"/>
    </style:style>
    <style:style style:family="graphic" style:name="style-39">
      <style:graphic-properties draw:fill="none" draw:stroke="solid" svg:stroke-color="#1a1a1a" draw:stroke-linejoin="miter" svg:stroke-opacity="100.0%" svg:stroke-width="0.7937499mm"/>
    </style:style>
    <style:style style:family="graphic" style:name="style-40">
      <style:graphic-properties draw:fill="none" draw:stroke="solid" svg:stroke-color="#1a1a1a" draw:stroke-linejoin="miter" svg:stroke-opacity="100.0%" svg:stroke-width="0.7937499mm"/>
    </style:style>
    <style:style style:family="graphic" style:name="style-41">
      <style:graphic-properties draw:fill="none" draw:stroke="solid" svg:stroke-color="#1a1a1a" draw:stroke-linejoin="miter" svg:stroke-opacity="100.0%" svg:stroke-width="0.7937499mm"/>
    </style:style>
    <style:style style:family="graphic" style:name="style-42">
      <style:graphic-properties draw:fill="none" draw:stroke="solid" svg:stroke-color="#1a1a1a" draw:stroke-linejoin="miter" svg:stroke-opacity="100.0%" svg:stroke-width="0.7937499mm"/>
    </style:style>
    <style:style style:family="graphic" style:name="style-43">
      <style:graphic-properties draw:fill="none" draw:stroke="solid" svg:stroke-color="#1a1a1a" draw:stroke-linejoin="miter" svg:stroke-opacity="100.0%" svg:stroke-width="0.7937499mm"/>
    </style:style>
    <style:style style:family="graphic" style:name="style-44">
      <style:graphic-properties draw:fill="none" draw:stroke="solid" svg:stroke-color="#1a1a1a" draw:stroke-linejoin="miter" svg:stroke-opacity="100.0%" svg:stroke-width="0.7937499mm"/>
    </style:style>
    <style:style style:family="graphic" style:name="style-45">
      <style:graphic-properties draw:fill="none" draw:stroke="solid" svg:stroke-color="#1a1a1a" draw:stroke-linejoin="miter" svg:stroke-opacity="100.0%" svg:stroke-width="0.7937499mm"/>
    </style:style>
    <style:style style:family="graphic" style:name="style-46">
      <style:graphic-properties draw:fill="none" draw:stroke="solid" svg:stroke-color="#1a1a1a" draw:stroke-linejoin="miter" svg:stroke-opacity="100.0%" svg:stroke-width="0.7937499mm"/>
    </style:style>
    <style:style style:family="graphic" style:name="style-47">
      <style:graphic-properties draw:fill="none" draw:stroke="solid" svg:stroke-color="#1a1a1a" draw:stroke-linejoin="miter" svg:stroke-opacity="100.0%" svg:stroke-width="0.7937499mm"/>
    </style:style>
    <style:style style:family="graphic" style:name="style-48">
      <style:graphic-properties draw:fill="none" draw:stroke="solid" svg:stroke-color="#1a1a1a" draw:stroke-linejoin="miter" svg:stroke-opacity="100.0%" svg:stroke-width="0.7937499mm"/>
    </style:style>
    <style:style style:family="graphic" style:name="style-49">
      <style:graphic-properties draw:fill="none" draw:stroke="solid" svg:stroke-color="#1a1a1a" draw:stroke-linejoin="miter" svg:stroke-opacity="100.0%" svg:stroke-width="0.7937499mm"/>
    </style:style>
    <style:style style:family="graphic" style:name="style-50">
      <style:graphic-properties draw:fill="none" draw:stroke="solid" svg:stroke-color="#1a1a1a" draw:stroke-linejoin="miter" svg:stroke-opacity="100.0%" svg:stroke-width="0.7937499mm"/>
    </style:style>
    <style:style style:family="graphic" style:name="style-51">
      <style:graphic-properties draw:fill="none" draw:stroke="solid" svg:stroke-color="#1a1a1a" draw:stroke-linejoin="miter" svg:stroke-opacity="100.0%" svg:stroke-width="0.7937499mm"/>
    </style:style>
    <style:style style:family="graphic" style:name="style-52">
      <style:graphic-properties draw:fill="none" draw:stroke="solid" svg:stroke-color="#1a1a1a" draw:stroke-linejoin="miter" svg:stroke-opacity="100.0%" svg:stroke-width="0.7937499mm"/>
    </style:style>
    <style:style style:family="graphic" style:name="style-53">
      <style:graphic-properties draw:fill="none" draw:stroke="solid" svg:stroke-color="#1a1a1a" draw:stroke-linejoin="miter" svg:stroke-opacity="100.0%" svg:stroke-width="0.7937499mm"/>
    </style:style>
    <style:style style:family="graphic" style:name="style-54">
      <style:graphic-properties draw:fill="none" draw:stroke="solid" svg:stroke-color="#1a1a1a" draw:stroke-linejoin="miter" svg:stroke-opacity="100.0%" svg:stroke-width="0.7937499mm"/>
    </style:style>
    <style:style style:family="graphic" style:name="style-55">
      <style:graphic-properties draw:fill="none" draw:stroke="solid" svg:stroke-color="#1a1a1a" draw:stroke-linejoin="miter" svg:stroke-opacity="100.0%" svg:stroke-width="0.7937499mm"/>
    </style:style>
    <style:style style:family="graphic" style:name="style-56">
      <style:graphic-properties draw:fill="none" draw:stroke="solid" svg:stroke-color="#1a1a1a" draw:stroke-linejoin="miter" svg:stroke-opacity="100.0%" svg:stroke-width="0.7937499mm"/>
    </style:style>
    <style:style style:family="graphic" style:name="style-57">
      <style:graphic-properties draw:fill="none" draw:stroke="solid" svg:stroke-color="#1a1a1a" draw:stroke-linejoin="miter" svg:stroke-opacity="100.0%" svg:stroke-width="0.7937499mm"/>
    </style:style>
    <style:style style:family="graphic" style:name="style-58">
      <style:graphic-properties draw:fill="none" draw:stroke="solid" svg:stroke-color="#1a1a1a" draw:stroke-linejoin="miter" svg:stroke-opacity="100.0%" svg:stroke-width="0.7937499mm"/>
    </style:style>
    <style:style style:family="graphic" style:name="style-59">
      <style:graphic-properties draw:fill="none" draw:stroke="solid" svg:stroke-color="#1a1a1a" draw:stroke-linejoin="miter" svg:stroke-opacity="100.0%" svg:stroke-width="0.7937499mm"/>
    </style:style>
    <style:style style:family="graphic" style:name="style-60">
      <style:graphic-properties draw:fill="none" draw:stroke="solid" svg:stroke-color="#1a1a1a" draw:stroke-linejoin="miter" svg:stroke-opacity="100.0%" svg:stroke-width="0.7937499mm"/>
    </style:style>
    <style:style style:family="graphic" style:name="style-61">
      <style:graphic-properties draw:fill="none" draw:stroke="solid" svg:stroke-color="#1a1a1a" draw:stroke-linejoin="miter" svg:stroke-opacity="100.0%" svg:stroke-width="0.7937499mm"/>
    </style:style>
    <style:style style:family="graphic" style:name="style-62">
      <style:graphic-properties draw:fill="none" draw:stroke="solid" svg:stroke-color="#1a1a1a" draw:stroke-linejoin="miter" svg:stroke-opacity="100.0%" svg:stroke-width="0.7937499mm"/>
    </style:style>
    <style:style style:family="graphic" style:name="style-63">
      <style:graphic-properties draw:fill="none" draw:stroke="solid" svg:stroke-color="#1a1a1a" draw:stroke-linejoin="miter" svg:stroke-opacity="100.0%" svg:stroke-width="0.7937499mm"/>
    </style:style>
    <style:style style:family="graphic" style:name="style-64">
      <style:graphic-properties draw:fill="none" draw:stroke="solid" svg:stroke-color="#1a1a1a" draw:stroke-linejoin="miter" svg:stroke-opacity="100.0%" svg:stroke-width="0.7937499mm"/>
    </style:style>
    <style:style style:family="graphic" style:name="style-65">
      <style:graphic-properties draw:fill="none" draw:stroke="solid" svg:stroke-color="#1a1a1a" draw:stroke-linejoin="miter" svg:stroke-opacity="100.0%" svg:stroke-width="0.7937499mm"/>
    </style:style>
  </office:automatic-styles>
  <office:body>
    <office:drawing>
      <draw:page draw:master-page-name="Default" draw:name="page1" draw:style-name="DP1">
        <draw:g draw:id="svg24108">
          <draw:g draw:id="layer1">
            <draw:g draw:id="g11256">
              <draw:g draw:id="g11136">
                <draw:path svg:d="M 0.0 0.0 L 6633.482 0.0" svg:height="0.0mm" draw:style-name="style-2" svg:viewBox="0.0 0.0 6633.482 1.0" svg:width="66.33482mm" svg:x="67.914024mm" svg:y="66.73168mm"/>
                <draw:path svg:d="M 0.0 1716.8718 L 6407.451 0.0" svg:height="17.168718mm" draw:style-name="style-3" svg:viewBox="0.0 0.0 6407.451 1716.8718" svg:width="64.07451mm" svg:x="67.914024mm" svg:y="49.562965mm"/>
                <draw:path svg:d="M 0.0 3316.7385 L 5744.7637 0.0" svg:height="33.167385mm" draw:style-name="style-4" svg:viewBox="0.0 0.0 5744.7637 3316.7385" svg:width="57.447636mm" svg:x="67.914024mm" svg:y="33.564297mm"/>
                <draw:path svg:d="M 0.0 4690.5776 L 4690.5806 0.0" svg:height="46.905773mm" draw:style-name="style-5" svg:viewBox="0.0 0.0 4690.5806 4690.5776" svg:width="46.905807mm" svg:x="67.914024mm" svg:y="19.825909mm"/>
                <draw:path svg:d="M 0.0 5744.7637 L 3316.7402 0.0" svg:height="57.447636mm" draw:style-name="style-6" svg:viewBox="0.0 0.0 3316.7402 5744.7637" svg:width="33.1674mm" svg:x="67.914024mm" svg:y="9.284046mm"/>
                <draw:path svg:d="M 0.0 6407.449 L 1716.8715 0.0" svg:height="64.07449mm" draw:style-name="style-7" svg:viewBox="0.0 0.0 1716.8715 6407.449" svg:width="17.168715mm" svg:x="67.914024mm" svg:y="2.6571898mm"/>
                <draw:path svg:d="M 6712.8564 6633.4834 C 6234.0415 6003.554 6263.417 5446.224 6486.826 4916.612 C 5496.6777 4075.6199 5893.7964 3789.536 5824.139 3316.7417 C 4728.8 3007.5842 4927.6265 2439.5957 4769.955 1942.903 C 3614.0134 2010.3052 3586.776 1400.4829 3396.1147 888.7167 C 2770.8022 1102.557 2056.61 707.01105 1796.2465 226.02948 C 1055.4353 718.9354 455.72433 647.44104 0.0 0.0" svg:height="66.33484mm" draw:style-name="style-8" svg:viewBox="0.0 0.0 6712.8564 6633.4834" svg:width="67.12856mm" svg:x="67.12028mm" svg:y="0.3968467mm"/>
                <draw:path svg:d="M 0.0 6633.482 L 0.0 0.0" svg:height="66.33482mm" draw:style-name="style-9" svg:viewBox="0.0 0.0 1.0 6633.482" svg:width="0.0mm" svg:x="67.12028mm" svg:y="0.39686286mm"/>
                <draw:path svg:d="M 5937.7744 5867.568 C 5514.2446 5310.373 5540.2285 4817.393 5737.8423 4348.93 C 4862.018 3605.0415 5213.285 3351.9917 5151.67 2933.784 C 4182.802 2660.322 4358.671 2157.914 4219.205 1718.5707 C 3196.7305 1778.1924 3172.638 1238.7809 3003.9917 786.1051 C 2450.879 975.2537 1819.1492 625.3785 1588.8475 199.93288 C 933.57184 635.92694 403.10483 572.68787 0.0 0.0" svg:height="58.67568mm" draw:style-name="style-10" svg:viewBox="0.0 0.0 5937.7744 5867.568" svg:width="59.377743mm" svg:x="67.07446mm" svg:y="8.101834mm"/>
                <draw:path svg:d="M 5127.98 5067.347 C 4762.211 4586.1426 4784.6514 4160.3965 4955.3145 3755.822 C 4198.9355 3113.3838 4502.2964 2894.8442 4449.085 2533.6743 C 3612.3508 2297.5066 3764.235 1863.6184 3643.7893 1484.1938 C 2760.7603 1535.683 2739.9534 1069.8394 2594.3066 678.89746 C 2116.6274 842.2499 1571.0535 540.0914 1372.1602 172.6671 C 806.2516 549.19934 348.12958 494.58542 0.0 0.0" svg:height="50.67347mm" draw:style-name="style-11" svg:viewBox="0.0 0.0 5127.98 5067.347" svg:width="51.2798mm" svg:x="67.026566mm" svg:y="16.151909mm"/>
                <draw:path svg:d="M 4361.9556 4310.3794 C 4050.8252 3901.057 4069.9133 3538.9084 4215.083 3194.7725 C 3571.6926 2648.304 3829.7373 2462.4077 3784.4744 2155.1914 C 3072.733 1954.3025 3201.9285 1585.2294 3099.475 1262.481 C 2348.3542 1306.28 2330.6555 910.0219 2206.7656 577.4809 C 1800.4427 716.4323 1336.3674 459.4099 1167.1852 146.87086 C 685.8128 467.15814 296.12573 420.70105 0.0 0.0" svg:height="43.103794mm" draw:style-name="style-12" svg:viewBox="0.0 0.0 4361.9556 4310.3794" svg:width="43.619553mm" svg:x="66.98129mm" svg:y="23.7669mm"/>
                <draw:path svg:d="M 3141.5732 3104.3098 C 2917.491 2809.5183 2931.238 2548.701 3035.7925 2300.8542 C 2572.4087 1907.2898 2758.258 1773.409 2725.6592 1552.1565 C 2213.0476 1407.4786 2306.097 1141.6713 2232.3083 909.2339 C 1691.3345 940.7791 1678.5876 655.39276 1589.3599 415.89838 C 1296.717 515.973 962.48035 330.8648 840.6318 105.77842 C 493.93704 336.44586 213.2759 302.9886 0.0 0.0" svg:height="31.043097mm" draw:style-name="style-13" svg:viewBox="0.0 0.0 3141.5732 3104.3098" svg:width="31.415733mm" svg:x="66.936005mm" svg:y="35.872875mm"/>
                <draw:path svg:d="M 3677.0513 3633.5925 C 3414.774 3288.5427 3430.8647 2983.2512 3553.2402 2693.1494 C 3010.8738 2232.4832 3228.4006 2075.7776 3190.245 1816.798 C 2590.2593 1647.4542 2699.169 1336.3267 2612.803 1064.2567 C 1979.6211 1101.1794 1964.7015 767.1366 1860.2646 486.8081 C 1517.7416 603.9457 1126.5344 387.2761 983.9164 123.810265 C 578.12805 393.8067 249.62865 354.64886 0.0 0.0" svg:height="36.335926mm" draw:style-name="style-14" svg:viewBox="0.0 0.0 3677.0513 3633.5925" svg:width="36.77051mm" svg:x="66.936mm" svg:y="30.580048mm"/>
                <draw:path svg:d="M 2433.689 2404.9111 C 2260.0986 2176.5369 2270.7483 1974.4789 2351.7434 1782.4751 C 1992.7731 1477.5809 2136.7454 1373.863 2111.4917 1202.4556 C 1714.3861 1090.3759 1786.4683 884.455 1729.3065 704.382 C 1310.2296 728.81854 1300.355 507.73383 1231.2325 322.19608 C 1004.53046 399.7204 745.6065 256.32156 651.21387 81.942665 C 382.63892 260.643 165.21883 234.72081 0.0 0.0" svg:height="24.049112mm" draw:style-name="style-15" svg:viewBox="0.0 0.0 2433.689 2404.9111" svg:width="24.33689mm" svg:x="66.86728mm" svg:y="42.935593mm"/>
                <draw:path svg:d="M 1905.3964 1882.8662 C 1769.4882 1704.0658 1777.8262 1545.8713 1841.2393 1395.5446 C 1560.1925 1156.835 1672.9117 1075.632 1653.1403 941.4315 C 1342.236 853.67847 1398.6714 692.46094 1353.9176 551.47797 C 1025.8119 570.61115 1018.08057 397.5177 963.9628 252.25526 C 786.4725 312.94922 583.7539 200.67896 509.85178 64.15629 C 299.57794 204.06377 129.35417 183.77107 0.0 0.0" svg:height="18.828663mm" draw:style-name="style-16" svg:viewBox="0.0 0.0 1905.3964 1882.8662" svg:width="19.053963mm" svg:x="66.83605mm" svg:y="48.18724mm"/>
                <draw:path svg:d="M 1207.1045 1192.8309 C 1121.0039 1079.5562 1126.2861 979.3394 1166.4597 884.10297 C 988.41144 732.87836 1059.8214 681.43445 1047.2955 596.41705 C 850.3316 540.8229 886.0844 438.68768 857.73224 349.37143 C 649.87067 361.49277 644.9731 251.83215 610.6886 159.80936 C 498.24475 198.25986 369.81915 127.13693 323.0007 40.64674 C 189.78815 129.27827 81.94832 116.42377 0.0 0.0" svg:height="11.9283085mm" draw:style-name="style-17" svg:viewBox="0.0 0.0 1207.1045 1192.8309" svg:width="12.071045mm" svg:x="66.79477mm" svg:y="55.128902mm"/>
              </draw:g>
              <draw:g draw:id="g11154">
                <draw:path svg:d="M 0.0 0.0 L 6633.482 0.0" svg:height="-0.0mm" draw:style-name="style-18" draw:transform="rotate(-3.141592653589793) translate(66.7317mm,67.00798mm)" svg:viewBox="0.0 0.0 6633.482 1.0" svg:width="66.33482mm"/>
                <draw:path svg:d="M 0.0 0.0 L 6407.451 1716.8718" svg:height="17.168718mm" draw:style-name="style-19" draw:transform="rotate(-3.141592653589793) translate(66.7317mm,67.00798mm)" svg:viewBox="0.0 0.0 6407.451 1716.8718" svg:width="64.07451mm"/>
                <draw:path svg:d="M 0.0 0.0 L 5744.7637 3316.7385" svg:height="33.167385mm" draw:style-name="style-20" draw:transform="rotate(-3.141592653589793) translate(66.7317mm,67.00798mm)" svg:viewBox="0.0 0.0 5744.7637 3316.7385" svg:width="57.447636mm"/>
                <draw:path svg:d="M 0.0 0.0 L 4690.5806 4690.5776" svg:height="46.905773mm" draw:style-name="style-21" draw:transform="rotate(-3.141592653589793) translate(66.7317mm,67.00798mm)" svg:viewBox="0.0 0.0 4690.5806 4690.5776" svg:width="46.905807mm"/>
                <draw:path svg:d="M 0.0 0.0 L 3316.7402 5744.7637" svg:height="57.447636mm" draw:style-name="style-22" draw:transform="rotate(-3.141592653589793) translate(66.7317mm,67.00798mm)" svg:viewBox="0.0 0.0 3316.7402 5744.7637" svg:width="33.1674mm"/>
                <draw:path svg:d="M 0.0 0.0 L 1716.8715 6407.449" svg:height="64.07449mm" draw:style-name="style-23" draw:transform="rotate(-3.141592653589793) translate(66.7317mm,67.00798mm)" svg:viewBox="0.0 0.0 1716.8715 6407.449" svg:width="17.168715mm"/>
                <draw:path svg:d="M 6712.8564 0.0 C 6234.0415 629.9292 6263.417 1187.2595 6486.826 1716.8718 C 5496.6777 2557.8638 5893.7964 2843.9478 5824.139 3316.7417 C 4728.8 3625.8992 4927.6265 4193.8877 4769.955 4690.5806 C 3614.0134 4623.1787 3586.776 5233.0005 3396.1147 5744.767 C 2770.8022 5530.927 2056.61 5926.4727 1796.2465 6407.454 C 1055.4353 5914.5483 455.72433 5986.0425 0.0 6633.4834" svg:height="66.33484mm" draw:style-name="style-24" draw:transform="rotate(-3.141592653589793) translate(67.525444mm,67.00798mm)" svg:viewBox="0.0 0.0 6712.8564 6633.4834" svg:width="67.12856mm"/>
                <draw:path svg:d="M 0.0 0.0 L 0.0 6633.482" svg:height="66.33482mm" draw:style-name="style-25" draw:transform="rotate(-3.141592653589793) translate(67.52545mm,67.00798mm)" svg:viewBox="0.0 0.0 1.0 6633.482" svg:width="0.0mm"/>
                <draw:path svg:d="M 5937.7744 0.0 C 5514.2446 557.19464 5540.2285 1050.1748 5737.8423 1518.6378 C 4862.018 2262.5266 5213.285 2515.5764 5151.67 2933.784 C 4182.802 3207.2458 4358.671 3709.6538 4219.205 4148.997 C 3196.7305 4089.3755 3172.638 4628.787 3003.9917 5081.463 C 2450.879 4892.314 1819.1492 5242.1895 1588.8475 5667.6353 C 933.57184 5231.641 403.10483 5294.88 0.0 5867.568" svg:height="58.67568mm" draw:style-name="style-26" draw:transform="rotate(-3.141592653589793) translate(67.571266mm,67.05381mm)" svg:viewBox="0.0 0.0 5937.7744 5867.568" svg:width="59.377743mm"/>
                <draw:path svg:d="M 5127.98 0.0 C 4762.211 481.20447 4784.6514 906.9504 4955.3145 1311.5251 C 4198.9355 1953.9633 4502.2964 2172.503 4449.085 2533.6729 C 3612.3508 2769.8406 3764.235 3203.7288 3643.7893 3583.153 C 2760.7603 3531.664 2739.9534 3997.5078 2594.3066 4388.4497 C 2116.6274 4225.097 1571.0535 4527.256 1372.1602 4894.68 C 806.2516 4518.148 348.12958 4572.7617 0.0 5067.347" svg:height="50.67347mm" draw:style-name="style-27" draw:transform="rotate(-3.141592653589793) translate(67.619156mm,67.10168mm)" svg:viewBox="0.0 0.0 5127.98 5067.347" svg:width="51.2798mm"/>
                <draw:path svg:d="M 4361.9556 0.0 C 4050.8252 409.32254 4069.9133 771.47095 4215.083 1115.6069 C 3571.6926 1662.0754 3829.7373 1847.9717 3784.4744 2155.188 C 3072.733 2356.077 3201.9285 2725.1501 3099.475 3047.8984 C 2348.3542 3004.0994 2330.6555 3400.3574 2206.7656 3732.8987 C 1800.4427 3593.947 1336.3674 3850.9695 1167.1852 4163.509 C 685.8128 3843.2212 296.12573 3889.6785 0.0 4310.3794" svg:height="43.103794mm" draw:style-name="style-28" draw:transform="rotate(-3.141592653589793) translate(67.66443mm,67.146996mm)" svg:viewBox="0.0 0.0 4361.9556 4310.3794" svg:width="43.619553mm"/>
                <draw:path svg:d="M 3141.5732 0.0 C 2917.491 294.7914 2931.238 555.6088 3035.7925 803.45544 C 2572.4087 1197.0199 2758.258 1330.9006 2725.6592 1552.1532 C 2213.0476 1696.831 2306.097 1962.6385 2232.3083 2195.076 C 1691.3345 2163.5305 1678.5876 2448.917 1589.3599 2688.4114 C 1296.717 2588.3367 962.48035 2773.4448 840.6318 2998.5312 C 493.93704 2767.8638 213.2759 2801.321 0.0 3104.3098" svg:height="31.043097mm" draw:style-name="style-29" draw:transform="rotate(-3.141592653589793) translate(67.709724mm,67.192276mm)" svg:viewBox="0.0 0.0 3141.5732 3104.3098" svg:width="31.415733mm"/>
                <draw:path svg:d="M 3677.0513 0.0 C 3414.774 345.05 3430.8647 650.34143 3553.2402 940.4432 C 3010.8738 1401.1095 3228.4006 1557.8151 3190.245 1816.7947 C 2590.2593 1986.1383 2699.169 2297.2659 2612.803 2569.336 C 1979.6211 2532.413 1964.7015 2866.456 1860.2646 3146.7844 C 1517.7416 3029.647 1126.5344 3246.3167 983.9164 3509.7825 C 578.12805 3239.786 249.62865 3278.9438 0.0 3633.5925" svg:height="36.335926mm" draw:style-name="style-30" draw:transform="rotate(-3.141592653589793) translate(67.70973mm,67.192276mm)" svg:viewBox="0.0 0.0 3677.0513 3633.5925" svg:width="36.77051mm"/>
                <draw:path svg:d="M 2433.689 0.0 C 2260.0986 228.3743 2270.7483 430.43237 2351.7434 622.43616 C 1992.7731 927.3303 2136.7454 1031.0481 2111.4917 1202.4556 C 1714.3861 1314.5353 1786.4683 1520.4562 1729.3065 1700.5292 C 1310.2296 1676.0927 1300.355 1897.1774 1231.2325 2082.715 C 1004.53046 2005.1908 745.6065 2148.5896 651.21387 2322.9685 C 382.63892 2144.2683 165.21883 2170.1904 0.0 2404.9111" svg:height="24.049112mm" draw:style-name="style-31" draw:transform="rotate(-3.141592653589793) translate(67.77844mm,67.261mm)" svg:viewBox="0.0 0.0 2433.689 2404.9111" svg:width="24.33689mm"/>
                <draw:path svg:d="M 1905.3964 0.0 C 1769.4882 178.80045 1777.8262 336.9949 1841.2393 487.32166 C 1560.1925 726.03125 1672.9117 807.23425 1653.1403 941.43475 C 1342.236 1029.1877 1398.6714 1190.4053 1353.9176 1331.3883 C 1025.8119 1312.2551 1018.08057 1485.3485 963.9628 1630.611 C 786.4725 1569.917 583.7539 1682.1873 509.85178 1818.71 C 299.57794 1678.8025 129.35417 1699.0952 0.0 1882.8662" svg:height="18.828663mm" draw:style-name="style-32" draw:transform="rotate(-3.141592653589793) translate(67.80968mm,67.292206mm)" svg:viewBox="0.0 0.0 1905.3964 1882.8662" svg:width="19.053963mm"/>
                <draw:path svg:d="M 1207.1045 0.0 C 1121.0039 113.274734 1126.2861 213.49149 1166.4597 308.7279 C 988.41144 459.9525 1059.8214 511.3964 1047.2955 596.4138 C 850.3316 652.008 886.0844 754.1432 857.73224 843.4595 C 649.87067 831.3381 644.9731 940.9987 610.6886 1033.0215 C 498.24475 994.57104 369.81915 1065.694 323.0007 1152.1841 C 189.78815 1063.5526 81.94832 1076.4071 0.0 1192.8309" svg:height="11.9283085mm" draw:style-name="style-33" draw:transform="rotate(-3.141592653589793) translate(67.85095mm,67.33351mm)" svg:viewBox="0.0 0.0 1207.1045 1192.8309" svg:width="12.071045mm"/>
              </draw:g>
              <draw:g draw:id="g11188">
                <draw:path svg:d="M 0.0 0.0 L 6633.482 0.0" svg:height="0.0mm" draw:style-name="style-34" draw:transform="rotate(-3.141592653589793) translate(66.7317mm,66.95556mm)" svg:viewBox="0.0 0.0 6633.482 1.0" svg:width="66.33482mm"/>
                <draw:path svg:d="M 0.0 1716.8718 L 6407.451 0.0" svg:height="17.168718mm" draw:style-name="style-35" draw:transform="rotate(-3.141592653589793) translate(66.7317mm,84.124275mm)" svg:viewBox="0.0 0.0 6407.451 1716.8718" svg:width="64.07451mm"/>
                <draw:path svg:d="M 0.0 3316.7385 L 5744.7637 0.0" svg:height="33.167385mm" draw:style-name="style-36" draw:transform="rotate(-3.141592653589793) translate(66.7317mm,100.12295mm)" svg:viewBox="0.0 0.0 5744.7637 3316.7385" svg:width="57.447636mm"/>
                <draw:path svg:d="M 0.0 4690.5776 L 4690.5806 0.0" svg:height="46.905773mm" draw:style-name="style-37" draw:transform="rotate(-3.141592653589793) translate(66.7317mm,113.861336mm)" svg:viewBox="0.0 0.0 4690.5806 4690.5776" svg:width="46.905807mm"/>
                <draw:path svg:d="M 0.0 5744.7637 L 3316.7402 0.0" svg:height="57.447636mm" draw:style-name="style-38" draw:transform="rotate(-3.141592653589793) translate(66.7317mm,124.4032mm)" svg:viewBox="0.0 0.0 3316.7402 5744.7637" svg:width="33.1674mm"/>
                <draw:path svg:d="M 0.0 6407.449 L 1716.8715 0.0" svg:height="64.07449mm" draw:style-name="style-39" draw:transform="rotate(-3.141592653589793) translate(66.7317mm,131.03006mm)" svg:viewBox="0.0 0.0 1716.8715 6407.449" svg:width="17.168715mm"/>
                <draw:path svg:d="M 6712.8564 6633.4834 C 6234.0415 6003.554 6263.417 5446.224 6486.826 4916.612 C 5496.6777 4075.6199 5893.7964 3789.536 5824.139 3316.7417 C 4728.8 3007.5842 4927.6265 2439.5957 4769.955 1942.903 C 3614.0134 2010.3052 3586.776 1400.4829 3396.1147 888.7167 C 2770.8022 1102.557 2056.61 707.01105 1796.2465 226.02948 C 1055.4353 718.9354 455.72433 647.44104 0.0 0.0" svg:height="66.33484mm" draw:style-name="style-40" draw:transform="rotate(-3.141592653589793) translate(67.525444mm,133.29039mm)" svg:viewBox="0.0 0.0 6712.8564 6633.4834" svg:width="67.12856mm"/>
                <draw:path svg:d="M 0.0 6633.482 L 0.0 0.0" svg:height="66.33482mm" draw:style-name="style-41" draw:transform="rotate(-3.141592653589793) translate(67.52545mm,133.29037mm)" svg:viewBox="0.0 0.0 1.0 6633.482" svg:width="0.0mm"/>
                <draw:path svg:d="M 5937.7744 5867.568 C 5514.2446 5310.373 5540.2285 4817.393 5737.8423 4348.93 C 4862.018 3605.0415 5213.285 3351.9917 5151.67 2933.784 C 4182.802 2660.322 4358.671 2157.914 4219.205 1718.5707 C 3196.7305 1778.1924 3172.638 1238.7809 3003.9917 786.1051 C 2450.879 975.2537 1819.1492 625.3785 1588.8475 199.93288 C 933.57184 635.92694 403.10483 572.68787 0.0 0.0" svg:height="58.67568mm" draw:style-name="style-42" draw:transform="rotate(-3.141592653589793) translate(67.571266mm,125.58541mm)" svg:viewBox="0.0 0.0 5937.7744 5867.568" svg:width="59.377743mm"/>
                <draw:path svg:d="M 5127.98 5067.347 C 4762.211 4586.1426 4784.6514 4160.3965 4955.3145 3755.822 C 4198.9355 3113.3838 4502.2964 2894.8442 4449.085 2533.6743 C 3612.3508 2297.5066 3764.235 1863.6184 3643.7893 1484.1938 C 2760.7603 1535.683 2739.9534 1069.8394 2594.3066 678.89746 C 2116.6274 842.2499 1571.0535 540.0914 1372.1602 172.6671 C 806.2516 549.19934 348.12958 494.58542 0.0 0.0" svg:height="50.67347mm" draw:style-name="style-43" draw:transform="rotate(-3.141592653589793) translate(67.619156mm,117.53533mm)" svg:viewBox="0.0 0.0 5127.98 5067.347" svg:width="51.2798mm"/>
                <draw:path svg:d="M 4361.9556 4310.3794 C 4050.8252 3901.057 4069.9133 3538.9084 4215.083 3194.7725 C 3571.6926 2648.304 3829.7373 2462.4077 3784.4744 2155.1914 C 3072.733 1954.3025 3201.9285 1585.2294 3099.475 1262.481 C 2348.3542 1306.28 2330.6555 910.0219 2206.7656 577.4809 C 1800.4427 716.4323 1336.3674 459.4099 1167.1852 146.87086 C 685.8128 467.15814 296.12573 420.70105 0.0 0.0" svg:height="43.103794mm" draw:style-name="style-44" draw:transform="rotate(-3.141592653589793) translate(67.66443mm,109.92034mm)" svg:viewBox="0.0 0.0 4361.9556 4310.3794" svg:width="43.619553mm"/>
                <draw:path svg:d="M 3141.5732 3104.3098 C 2917.491 2809.5183 2931.238 2548.701 3035.7925 2300.8542 C 2572.4087 1907.2898 2758.258 1773.409 2725.6592 1552.1565 C 2213.0476 1407.4786 2306.097 1141.6713 2232.3083 909.2339 C 1691.3345 940.7791 1678.5876 655.39276 1589.3599 415.89838 C 1296.717 515.973 962.48035 330.8648 840.6318 105.77842 C 493.93704 336.44586 213.2759 302.9886 0.0 0.0" svg:height="31.043097mm" draw:style-name="style-45" draw:transform="rotate(-3.141592653589793) translate(67.709724mm,97.81436mm)" svg:viewBox="0.0 0.0 3141.5732 3104.3098" svg:width="31.415733mm"/>
                <draw:path svg:d="M 3677.0513 3633.5925 C 3414.774 3288.5427 3430.8647 2983.2512 3553.2402 2693.1494 C 3010.8738 2232.4832 3228.4006 2075.7776 3190.245 1816.798 C 2590.2593 1647.4542 2699.169 1336.3267 2612.803 1064.2567 C 1979.6211 1101.1794 1964.7015 767.1366 1860.2646 486.8081 C 1517.7416 603.9457 1126.5344 387.2761 983.9164 123.810265 C 578.12805 393.8067 249.62865 354.64886 0.0 0.0" svg:height="36.335926mm" draw:style-name="style-46" draw:transform="rotate(-3.141592653589793) translate(67.70973mm,103.10719mm)" svg:viewBox="0.0 0.0 3677.0513 3633.5925" svg:width="36.77051mm"/>
                <draw:path svg:d="M 2433.689 2404.9111 C 2260.0986 2176.5369 2270.7483 1974.4789 2351.7434 1782.4751 C 1992.7731 1477.5809 2136.7454 1373.863 2111.4917 1202.4556 C 1714.3861 1090.3759 1786.4683 884.455 1729.3065 704.382 C 1310.2296 728.81854 1300.355 507.73383 1231.2325 322.19608 C 1004.53046 399.7204 745.6065 256.32156 651.21387 81.942665 C 382.63892 260.643 165.21883 234.72081 0.0 0.0" svg:height="24.049112mm" draw:style-name="style-47" draw:transform="rotate(-3.141592653589793) translate(67.77844mm,90.75165mm)" svg:viewBox="0.0 0.0 2433.689 2404.9111" svg:width="24.33689mm"/>
                <draw:path svg:d="M 1905.3964 1882.8662 C 1769.4882 1704.0658 1777.8262 1545.8713 1841.2393 1395.5446 C 1560.1925 1156.835 1672.9117 1075.632 1653.1403 941.4315 C 1342.236 853.67847 1398.6714 692.46094 1353.9176 551.47797 C 1025.8119 570.61115 1018.08057 397.5177 963.9628 252.25526 C 786.4725 312.94922 583.7539 200.67896 509.85178 64.15629 C 299.57794 204.06377 129.35417 183.77107 0.0 0.0" svg:height="18.828663mm" draw:style-name="style-48" draw:transform="rotate(-3.141592653589793) translate(67.80968mm,85.5mm)" svg:viewBox="0.0 0.0 1905.3964 1882.8662" svg:width="19.053963mm"/>
                <draw:path svg:d="M 1207.1045 1192.8309 C 1121.0039 1079.5562 1126.2861 979.3394 1166.4597 884.10297 C 988.41144 732.87836 1059.8214 681.43445 1047.2955 596.41705 C 850.3316 540.8229 886.0844 438.68768 857.73224 349.37143 C 649.87067 361.49277 644.9731 251.83215 610.6886 159.80936 C 498.24475 198.25986 369.81915 127.13693 323.0007 40.64674 C 189.78815 129.27827 81.94832 116.42377 0.0 0.0" svg:height="11.9283085mm" draw:style-name="style-49" draw:transform="rotate(-3.141592653589793) translate(67.85095mm,78.55834mm)" svg:viewBox="0.0 0.0 1207.1045 1192.8309" svg:width="12.071045mm"/>
              </draw:g>
              <draw:g draw:id="g11222">
                <draw:path svg:d="M 0.0 0.0 L 6633.482 0.0" svg:height="-0.0mm" draw:style-name="style-50" svg:viewBox="0.0 0.0 6633.482 1.0" svg:width="66.33482mm" svg:x="67.92352mm" svg:y="67.231575mm"/>
                <draw:path svg:d="M 0.0 0.0 L 6407.451 1716.8718" svg:height="17.168718mm" draw:style-name="style-51" svg:viewBox="0.0 0.0 6407.451 1716.8718" svg:width="64.07451mm" svg:x="67.92352mm" svg:y="67.231575mm"/>
                <draw:path svg:d="M 0.0 0.0 L 5744.7637 3316.7385" svg:height="33.167385mm" draw:style-name="style-52" svg:viewBox="0.0 0.0 5744.7637 3316.7385" svg:width="57.447636mm" svg:x="67.92352mm" svg:y="67.231575mm"/>
                <draw:path svg:d="M 0.0 0.0 L 4690.5806 4690.5776" svg:height="46.905773mm" draw:style-name="style-53" svg:viewBox="0.0 0.0 4690.5806 4690.5776" svg:width="46.905807mm" svg:x="67.92352mm" svg:y="67.231575mm"/>
                <draw:path svg:d="M 0.0 0.0 L 3316.7402 5744.7637" svg:height="57.447636mm" draw:style-name="style-54" svg:viewBox="0.0 0.0 3316.7402 5744.7637" svg:width="33.1674mm" svg:x="67.92352mm" svg:y="67.231575mm"/>
                <draw:path svg:d="M 0.0 0.0 L 1716.8715 6407.449" svg:height="64.07449mm" draw:style-name="style-55" svg:viewBox="0.0 0.0 1716.8715 6407.449" svg:width="17.168715mm" svg:x="67.92352mm" svg:y="67.231575mm"/>
                <draw:path svg:d="M 6712.8564 0.0 C 6234.0415 629.9292 6263.417 1187.2595 6486.826 1716.8718 C 5496.6777 2557.8638 5893.7964 2843.9478 5824.139 3316.7417 C 4728.8 3625.8992 4927.6265 4193.8877 4769.955 4690.5806 C 3614.0134 4623.1787 3586.776 5233.0005 3396.1147 5744.767 C 2770.8022 5530.927 2056.61 5926.4727 1796.2465 6407.454 C 1055.4353 5914.5483 455.72433 5986.0425 0.0 6633.4834" svg:height="66.33484mm" draw:style-name="style-56" svg:viewBox="0.0 0.0 6712.8564 6633.4834" svg:width="67.12856mm" svg:x="67.129776mm" svg:y="67.231575mm"/>
                <draw:path svg:d="M 0.0 0.0 L 0.0 6633.482" svg:height="66.33482mm" draw:style-name="style-57" svg:viewBox="0.0 0.0 1.0 6633.482" svg:width="0.0mm" svg:x="67.12977mm" svg:y="67.231575mm"/>
                <draw:path svg:d="M 5937.7744 0.0 C 5514.2446 557.19464 5540.2285 1050.1748 5737.8423 1518.6378 C 4862.018 2262.5266 5213.285 2515.5764 5151.67 2933.784 C 4182.802 3207.2458 4358.671 3709.6538 4219.205 4148.997 C 3196.7305 4089.3755 3172.638 4628.787 3003.9917 5081.463 C 2450.879 4892.314 1819.1492 5242.1895 1588.8475 5667.6353 C 933.57184 5231.641 403.10483 5294.88 0.0 5867.568" svg:height="58.67568mm" draw:style-name="style-58" svg:viewBox="0.0 0.0 5937.7744 5867.568" svg:width="59.377743mm" svg:x="67.083954mm" svg:y="67.185745mm"/>
                <draw:path svg:d="M 5127.98 0.0 C 4762.211 481.20447 4784.6514 906.9504 4955.3145 1311.5251 C 4198.9355 1953.9633 4502.2964 2172.503 4449.085 2533.6729 C 3612.3508 2769.8406 3764.235 3203.7288 3643.7893 3583.153 C 2760.7603 3531.664 2739.9534 3997.5078 2594.3066 4388.4497 C 2116.6274 4225.097 1571.0535 4527.256 1372.1602 4894.68 C 806.2516 4518.148 348.12958 4572.7617 0.0 5067.347" svg:height="50.67347mm" draw:style-name="style-59" svg:viewBox="0.0 0.0 5127.98 5067.347" svg:width="51.2798mm" svg:x="67.036064mm" svg:y="67.13788mm"/>
                <draw:path svg:d="M 4361.9556 0.0 C 4050.8252 409.32254 4069.9133 771.47095 4215.083 1115.6069 C 3571.6926 1662.0754 3829.7373 1847.9717 3784.4744 2155.188 C 3072.733 2356.077 3201.9285 2725.1501 3099.475 3047.8984 C 2348.3542 3004.0994 2330.6555 3400.3574 2206.7656 3732.8987 C 1800.4427 3593.947 1336.3674 3850.9695 1167.1852 4163.509 C 685.8128 3843.2212 296.12573 3889.6785 0.0 4310.3794" svg:height="43.103794mm" draw:style-name="style-60" svg:viewBox="0.0 0.0 4361.9556 4310.3794" svg:width="43.619553mm" svg:x="66.99079mm" svg:y="67.09257mm"/>
                <draw:path svg:d="M 3141.5732 0.0 C 2917.491 294.7914 2931.238 555.6088 3035.7925 803.45544 C 2572.4087 1197.0199 2758.258 1330.9006 2725.6592 1552.1532 C 2213.0476 1696.831 2306.097 1962.6385 2232.3083 2195.076 C 1691.3345 2163.5305 1678.5876 2448.917 1589.3599 2688.4114 C 1296.717 2588.3367 962.48035 2773.4448 840.6318 2998.5312 C 493.93704 2767.8638 213.2759 2801.321 0.0 3104.3098" svg:height="31.043097mm" draw:style-name="style-61" svg:viewBox="0.0 0.0 3141.5732 3104.3098" svg:width="31.415733mm" svg:x="66.9455mm" svg:y="67.04729mm"/>
                <draw:path svg:d="M 3677.0513 0.0 C 3414.774 345.05 3430.8647 650.34143 3553.2402 940.4432 C 3010.8738 1401.1095 3228.4006 1557.8151 3190.245 1816.7947 C 2590.2593 1986.1383 2699.169 2297.2659 2612.803 2569.336 C 1979.6211 2532.413 1964.7015 2866.456 1860.2646 3146.7844 C 1517.7416 3029.647 1126.5344 3246.3167 983.9164 3509.7825 C 578.12805 3239.786 249.62865 3278.9438 0.0 3633.5925" svg:height="36.335926mm" draw:style-name="style-62" svg:viewBox="0.0 0.0 3677.0513 3633.5925" svg:width="36.77051mm" svg:x="66.945496mm" svg:y="67.04729mm"/>
                <draw:path svg:d="M 2433.689 0.0 C 2260.0986 228.3743 2270.7483 430.43237 2351.7434 622.43616 C 1992.7731 927.3303 2136.7454 1031.0481 2111.4917 1202.4556 C 1714.3861 1314.5353 1786.4683 1520.4562 1729.3065 1700.5292 C 1310.2296 1676.0927 1300.355 1897.1774 1231.2325 2082.715 C 1004.53046 2005.1908 745.6065 2148.5896 651.21387 2322.9685 C 382.63892 2144.2683 165.21883 2170.1904 0.0 2404.9111" svg:height="24.049112mm" draw:style-name="style-63" svg:viewBox="0.0 0.0 2433.689 2404.9111" svg:width="24.33689mm" svg:x="66.87678mm" svg:y="66.97855mm"/>
                <draw:path svg:d="M 1905.3964 0.0 C 1769.4882 178.80045 1777.8262 336.9949 1841.2393 487.32166 C 1560.1925 726.03125 1672.9117 807.23425 1653.1403 941.43475 C 1342.236 1029.1877 1398.6714 1190.4053 1353.9176 1331.3883 C 1025.8119 1312.2551 1018.08057 1485.3485 963.9628 1630.611 C 786.4725 1569.917 583.7539 1682.1873 509.85178 1818.71 C 299.57794 1678.8025 129.35417 1699.0952 0.0 1882.8662" svg:height="18.828663mm" draw:style-name="style-64" svg:viewBox="0.0 0.0 1905.3964 1882.8662" svg:width="19.053963mm" svg:x="66.84554mm" svg:y="66.94736mm"/>
                <draw:path svg:d="M 1207.1045 0.0 C 1121.0039 113.274734 1126.2861 213.49149 1166.4597 308.7279 C 988.41144 459.9525 1059.8214 511.3964 1047.2955 596.4138 C 850.3316 652.008 886.0844 754.1432 857.73224 843.4595 C 649.87067 831.3381 644.9731 940.9987 610.6886 1033.0215 C 498.24475 994.57104 369.81915 1065.694 323.0007 1152.1841 C 189.78815 1063.5526 81.94832 1076.4071 0.0 1192.8309" svg:height="11.9283085mm" draw:style-name="style-65" svg:viewBox="0.0 0.0 1207.1045 1192.8309" svg:width="12.071045mm" svg:x="66.80427mm" svg:y="66.906044mm"/>
              </draw:g>
            </draw:g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133.96324mm" fo:page-width="134.65521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